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2"/>
    <style:style style:name="ce6" style:family="table-cell" style:parent-style-name="Default" style:data-style-name="N110"/>
    <style:style style:name="ce7" style:family="table-cell" style:parent-style-name="Default" style:data-style-name="N61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0" table:number-columns-repeated="8" table:default-cell-style-name="ce3"/>
        <table:table-column table:style-name="co8" table:default-cell-style-name="ce3"/>
        <table:table-column table:style-name="co14" table:default-cell-style-name="ce3"/>
        <table:table-column table:style-name="co6" table:number-columns-repeated="1000" table:default-cell-style-name="ce3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office:value-type="string" calcext:value-type="string">
            <text:p>log centroide</text:p>
          </table:table-cell>
          <table:table-cell office:value-type="string" calcext:value-type="string">
            <text:p>log R</text:p>
          </table:table-cell>
          <table:table-cell office:value-type="string" calcext:value-type="string">
            <text:p>e log centroide</text:p>
          </table:table-cell>
          <table:table-cell office:value-type="string" calcext:value-type="string">
            <text:p>e log R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368" calcext:value-type="float">
            <text:p>2368</text:p>
          </table:table-cell>
          <table:table-cell office:value-type="float" office:value="431.15" calcext:value-type="float">
            <text:p>431.15</text:p>
          </table:table-cell>
          <table:table-cell office:value-type="float" office:value="26.9" calcext:value-type="float">
            <text:p>26.9</text:p>
          </table:table-cell>
          <table:table-cell table:formula="of:=[.F2]/(2.355*SQRT([.D2]))" office:value-type="float" office:value="0.234731038137692" calcext:value-type="float">
            <text:p>0.2347310381</text:p>
          </table:table-cell>
          <table:table-cell table:formula="of:=[.F2]/[.E2]" office:value-type="float" office:value="0.0623912791371912" calcext:value-type="float">
            <text:p>0.0623912791</text:p>
          </table:table-cell>
          <table:table-cell table:formula="of:=[.F2]/[.E2]^2*[.G2]" office:value-type="float" office:value="0.0000339676904154271" calcext:value-type="float">
            <text:p>3.39676904154271E-005</text:p>
          </table:table-cell>
          <table:table-cell table:style-name="ce5" table:formula="of:=[.$X$5]*[.E2]+[.$X$6]" office:value-type="float" office:value="667.023098419889" calcext:value-type="float">
            <text:p>667.02</text:p>
          </table:table-cell>
          <table:table-cell table:style-name="ce5" table:formula="of:=[.$X$5]*[.G2]+[.E2]*[.$Y$5]+[.$Y$6]" office:value-type="float" office:value="0.602267391364386" calcext:value-type="float">
            <text:p>0.60</text:p>
          </table:table-cell>
          <table:table-cell table:style-name="ce5" table:formula="of:=ABS([.C2]-[.J2])/[.C2]*100" office:value-type="float" office:value="0.758776196357861" calcext:value-type="float">
            <text:p>0.76</text:p>
          </table:table-cell>
          <table:table-cell table:style-name="ce5" table:formula="of:=ABS([.C2]-[.J2])/[.K2]" office:value-type="float" office:value="8.34031277786704" calcext:value-type="float">
            <text:p>8.34</text:p>
          </table:table-cell>
          <table:table-cell table:formula="of:=[.$X$5]*[.F2]+[.$X$6]" office:value-type="float" office:value="44.2395909198891" calcext:value-type="float">
            <text:p>44.2395909199</text:p>
          </table:table-cell>
          <table:table-cell table:style-name="ce6" table:formula="of:=[.$Y$5]*[.N2]+[.$Y$6]" office:value-type="float" office:value="0.100326017678506" calcext:value-type="float">
            <text:p>0.100</text:p>
          </table:table-cell>
          <table:table-cell table:style-name="ce6" table:formula="of:=[.N2]/[.J2]" office:value-type="float" office:value="0.066323926449756" calcext:value-type="float">
            <text:p>0.066</text:p>
          </table:table-cell>
          <table:table-cell table:style-name="ce7" table:formula="of:=[.N2]*[.K2]/[.J2]^2+[.O2]/[.J2]" office:value-type="float" office:value="0.000210293700740995" calcext:value-type="float">
            <text:p>2.10E-04</text:p>
          </table:table-cell>
          <table:table-cell table:style-name="ce6" table:formula="of:=LN([.J2])" office:value-type="float" office:value="6.50282467563068" calcext:value-type="float">
            <text:p>6.503</text:p>
          </table:table-cell>
          <table:table-cell table:style-name="ce6" table:formula="of:=LN([.P2])" office:value-type="float" office:value="-2.71320456529731" calcext:value-type="float">
            <text:p>-2.713</text:p>
          </table:table-cell>
          <table:table-cell table:style-name="ce7" table:formula="of:=[.K2]/[.J2]" office:value-type="float" office:value="0.000902918343894083" calcext:value-type="float">
            <text:p>9.03E-04</text:p>
          </table:table-cell>
          <table:table-cell table:style-name="ce7" table:formula="of:=[.Q2]/[.P2]" office:value-type="float" office:value="0.00317070644031161" calcext:value-type="float">
            <text:p>3.17E-03</text:p>
          </table:table-cell>
          <table:table-cell table:style-name="ce5" office:value-type="string" calcext:value-type="string">
            <text:p>***</text:p>
          </table:table-cell>
          <table:table-cell/>
          <table:table-cell office:value-type="string" calcext:value-type="string">
            <text:p>E = a*c + b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3042" calcext:value-type="float">
            <text:p>3042</text:p>
          </table:table-cell>
          <table:table-cell office:value-type="float" office:value="759.51" calcext:value-type="float">
            <text:p>759.51</text:p>
          </table:table-cell>
          <table:table-cell office:value-type="float" office:value="35.82" calcext:value-type="float">
            <text:p>35.82</text:p>
          </table:table-cell>
          <table:table-cell table:formula="of:=[.F3]/(2.355*SQRT([.D3]))" office:value-type="float" office:value="0.275775109174175" calcext:value-type="float">
            <text:p>0.2757751092</text:p>
          </table:table-cell>
          <table:table-cell table:formula="of:=[.F3]/[.E3]" office:value-type="float" office:value="0.0471619860173006" calcext:value-type="float">
            <text:p>0.047161986</text:p>
          </table:table-cell>
          <table:table-cell table:formula="of:=[.F3]/[.E3]^2*[.G3]" office:value-type="float" office:value="0.0000171243325865255" calcext:value-type="float">
            <text:p>1.71243325865255E-005</text:p>
          </table:table-cell>
          <table:table-cell table:style-name="ce5" table:formula="of:=[.$X$5]*[.E3]+[.$X$6]" office:value-type="float" office:value="1172.89123081989" calcext:value-type="float">
            <text:p>1172.89</text:p>
          </table:table-cell>
          <table:table-cell table:style-name="ce5" table:formula="of:=[.$X$5]*[.G3]+[.E3]*[.$Y$5]+[.$Y$6]" office:value-type="float" office:value="0.784582645638739" calcext:value-type="float">
            <text:p>0.78</text:p>
          </table:table-cell>
          <table:table-cell table:style-name="ce5" table:formula="of:=ABS([.C3]-[.J3])/[.C3]*100" office:value-type="float" office:value="0.00927273487732647" calcext:value-type="float">
            <text:p>0.01</text:p>
          </table:table-cell>
          <table:table-cell table:style-name="ce5" table:formula="of:=ABS([.C3]-[.J3])/[.K3]" office:value-type="float" office:value="0.138633171044064" calcext:value-type="float">
            <text:p>0.14</text:p>
          </table:table-cell>
          <table:table-cell table:formula="of:=[.$X$5]*[.F3]+[.$X$6]" office:value-type="float" office:value="57.9816537198891" calcext:value-type="float">
            <text:p>57.9816537199</text:p>
          </table:table-cell>
          <table:table-cell table:style-name="ce6" table:formula="of:=[.$Y$5]*[.N3]+[.$Y$6]" office:value-type="float" office:value="0.105309719667544" calcext:value-type="float">
            <text:p>0.105</text:p>
          </table:table-cell>
          <table:table-cell table:style-name="ce6" table:formula="of:=[.N3]/[.J3]" office:value-type="float" office:value="0.0494348087838955" calcext:value-type="float">
            <text:p>0.049</text:p>
          </table:table-cell>
          <table:table-cell table:style-name="ce7" table:formula="of:=[.N3]*[.K3]/[.J3]^2+[.O3]/[.J3]" office:value-type="float" office:value="0.000122854881120673" calcext:value-type="float">
            <text:p>1.23E-04</text:p>
          </table:table-cell>
          <table:table-cell table:style-name="ce6" table:formula="of:=LN([.J3])" office:value-type="float" office:value="7.06722711700526" calcext:value-type="float">
            <text:p>7.067</text:p>
          </table:table-cell>
          <table:table-cell table:style-name="ce6" table:formula="of:=LN([.P3])" office:value-type="float" office:value="-3.00710047167136" calcext:value-type="float">
            <text:p>-3.007</text:p>
          </table:table-cell>
          <table:table-cell table:style-name="ce7" table:formula="of:=[.K3]/[.J3]" office:value-type="float" office:value="0.000668930438750309" calcext:value-type="float">
            <text:p>6.69E-04</text:p>
          </table:table-cell>
          <table:table-cell table:style-name="ce7" table:formula="of:=[.Q3]/[.P3]" office:value-type="float" office:value="0.00248518977099181" calcext:value-type="float">
            <text:p>2.49E-03</text:p>
          </table:table-cell>
          <table:table-cell table:style-name="ce5" office:value-type="string" calcext:value-type="string">
            <text:p>***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974" calcext:value-type="float">
            <text:p>2974</text:p>
          </table:table-cell>
          <table:table-cell office:value-type="float" office:value="861.4" calcext:value-type="float">
            <text:p>861.4</text:p>
          </table:table-cell>
          <table:table-cell office:value-type="float" office:value="34.42" calcext:value-type="float">
            <text:p>34.42</text:p>
          </table:table-cell>
          <table:table-cell table:formula="of:=[.F4]/(2.355*SQRT([.D4]))" office:value-type="float" office:value="0.268009058091106" calcext:value-type="float">
            <text:p>0.2680090581</text:p>
          </table:table-cell>
          <table:table-cell table:formula="of:=[.F4]/[.E4]" office:value-type="float" office:value="0.0399582075690736" calcext:value-type="float">
            <text:p>0.0399582076</text:p>
          </table:table-cell>
          <table:table-cell table:formula="of:=[.F4]/[.E4]^2*[.G4]" office:value-type="float" office:value="0.0000124322748706714" calcext:value-type="float">
            <text:p>1.24322748706714E-005</text:p>
          </table:table-cell>
          <table:table-cell table:style-name="ce5" table:formula="of:=[.$X$5]*[.E4]+[.$X$6]" office:value-type="float" office:value="1329.86194591989" calcext:value-type="float">
            <text:p>1329.86</text:p>
          </table:table-cell>
          <table:table-cell table:style-name="ce5" table:formula="of:=[.$X$5]*[.G4]+[.E4]*[.$Y$5]+[.$Y$6]" office:value-type="float" office:value="0.809569813135652" calcext:value-type="float">
            <text:p>0.81</text:p>
          </table:table-cell>
          <table:table-cell table:style-name="ce5" table:formula="of:=ABS([.C4]-[.J4])/[.C4]*100" office:value-type="float" office:value="0.235412909235636" calcext:value-type="float">
            <text:p>0.24</text:p>
          </table:table-cell>
          <table:table-cell table:style-name="ce5" table:formula="of:=ABS([.C4]-[.J4])/[.K4]" office:value-type="float" office:value="3.87619946939056" calcext:value-type="float">
            <text:p>3.88</text:p>
          </table:table-cell>
          <table:table-cell table:formula="of:=[.$X$5]*[.F4]+[.$X$6]" office:value-type="float" office:value="55.8248277198891" calcext:value-type="float">
            <text:p>55.8248277199</text:p>
          </table:table-cell>
          <table:table-cell table:style-name="ce6" table:formula="of:=[.$Y$5]*[.N4]+[.$Y$6]" office:value-type="float" office:value="0.104527524288098" calcext:value-type="float">
            <text:p>0.105</text:p>
          </table:table-cell>
          <table:table-cell table:style-name="ce6" table:formula="of:=[.N4]/[.J4]" office:value-type="float" office:value="0.041977911986401" calcext:value-type="float">
            <text:p>0.042</text:p>
          </table:table-cell>
          <table:table-cell table:style-name="ce7" table:formula="of:=[.N4]*[.K4]/[.J4]^2+[.O4]/[.J4]" office:value-type="float" office:value="0.000104154852370742" calcext:value-type="float">
            <text:p>1.04E-04</text:p>
          </table:table-cell>
          <table:table-cell table:style-name="ce6" table:formula="of:=LN([.J4])" office:value-type="float" office:value="7.19283041576797" calcext:value-type="float">
            <text:p>7.193</text:p>
          </table:table-cell>
          <table:table-cell table:style-name="ce6" table:formula="of:=LN([.P4])" office:value-type="float" office:value="-3.17061170412104" calcext:value-type="float">
            <text:p>-3.171</text:p>
          </table:table-cell>
          <table:table-cell table:style-name="ce7" table:formula="of:=[.K4]/[.J4]" office:value-type="float" office:value="0.000608762297183907" calcext:value-type="float">
            <text:p>6.09E-04</text:p>
          </table:table-cell>
          <table:table-cell table:style-name="ce7" table:formula="of:=[.Q4]/[.P4]" office:value-type="float" office:value="0.00248118230379071" calcext:value-type="float">
            <text:p>2.48E-03</text:p>
          </table:table-cell>
          <table:table-cell table:style-name="ce5" office:value-type="string" calcext:value-type="string">
            <text:p>***</text:p>
          </table:table-cell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2479" calcext:value-type="float">
            <text:p>2479</text:p>
          </table:table-cell>
          <table:table-cell office:value-type="float" office:value="18.87" calcext:value-type="float">
            <text:p>18.87</text:p>
          </table:table-cell>
          <table:table-cell office:value-type="float" office:value="3.68" calcext:value-type="float">
            <text:p>3.68</text:p>
          </table:table-cell>
          <table:table-cell table:formula="of:=[.F5]/(2.355*SQRT([.D5]))" office:value-type="float" office:value="0.0313847478510199" calcext:value-type="float">
            <text:p>0.0313847479</text:p>
          </table:table-cell>
          <table:table-cell table:formula="of:=[.F5]/[.E5]" office:value-type="float" office:value="0.195018547959724" calcext:value-type="float">
            <text:p>0.195018548</text:p>
          </table:table-cell>
          <table:table-cell table:formula="of:=[.F5]/[.E5]^2*[.G5]" office:value-type="float" office:value="0.000324356542341706" calcext:value-type="float">
            <text:p>0.0003243565</text:p>
          </table:table-cell>
          <table:table-cell table:style-name="ce5" table:formula="of:=[.$X$5]*[.E5]+[.$X$6]" office:value-type="float" office:value="31.8686532198891" calcext:value-type="float">
            <text:p>31.87</text:p>
          </table:table-cell>
          <table:table-cell table:style-name="ce5" table:formula="of:=[.$X$5]*[.G5]+[.E5]*[.$Y$5]+[.$Y$6]" office:value-type="float" office:value="0.139476500384699" calcext:value-type="float">
            <text:p>0.14</text:p>
          </table:table-cell>
          <table:table-cell table:style-name="ce5" table:formula="of:=ABS([.C5]-[.J5])/[.C5]*100" office:value-type="float" office:value="0.410458687846638" calcext:value-type="float">
            <text:p>0.41</text:p>
          </table:table-cell>
          <table:table-cell table:style-name="ce5" table:formula="of:=ABS([.C5]-[.J5])/[.K5]" office:value-type="float" office:value="0.941712616452579" calcext:value-type="float">
            <text:p>0.94</text:p>
          </table:table-cell>
          <table:table-cell table:formula="of:=[.$X$5]*[.F5]+[.$X$6]" office:value-type="float" office:value="8.46709111988908" calcext:value-type="float">
            <text:p>8.4670911199</text:p>
          </table:table-cell>
          <table:table-cell table:style-name="ce6" table:formula="of:=[.$Y$5]*[.N5]+[.$Y$6]" office:value-type="float" office:value="0.0873527485994178" calcext:value-type="float">
            <text:p>0.087</text:p>
          </table:table-cell>
          <table:table-cell table:style-name="ce6" table:formula="of:=[.N5]/[.J5]" office:value-type="float" office:value="0.265687133418139" calcext:value-type="float">
            <text:p>0.266</text:p>
          </table:table-cell>
          <table:table-cell table:style-name="ce7" table:formula="of:=[.N5]*[.K5]/[.J5]^2+[.O5]/[.J5]" office:value-type="float" office:value="0.00390383174674538" calcext:value-type="float">
            <text:p>3.90E-03</text:p>
          </table:table-cell>
          <table:table-cell table:style-name="ce6" table:formula="of:=LN([.J5])" office:value-type="float" office:value="3.46162286898249" calcext:value-type="float">
            <text:p>3.462</text:p>
          </table:table-cell>
          <table:table-cell table:style-name="ce6" table:formula="of:=LN([.P5])" office:value-type="float" office:value="-1.32543585261232" calcext:value-type="float">
            <text:p>-1.325</text:p>
          </table:table-cell>
          <table:table-cell table:style-name="ce7" table:formula="of:=[.K5]/[.J5]" office:value-type="float" office:value="0.00437660479162177" calcext:value-type="float">
            <text:p>4.38E-03</text:p>
          </table:table-cell>
          <table:table-cell table:style-name="ce7" table:formula="of:=[.Q5]/[.P5]" office:value-type="float" office:value="0.0146933413617795" calcext:value-type="float">
            <text:p>1.47E-02</text:p>
          </table:table-cell>
          <table:table-cell table:style-name="ce5" office:value-type="string" calcext:value-type="string">
            <text:p>***</text:p>
          </table:table-cell>
          <table:table-cell office:value-type="string" calcext:value-type="string">
            <text:p>a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000362660399793692" calcext:value-type="float">
            <text:p>0.0003626604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office:value-type="float" office:value="6178" calcext:value-type="float">
            <text:p>6178</text:p>
          </table:table-cell>
          <table:table-cell office:value-type="float" office:value="128.76" calcext:value-type="float">
            <text:p>128.76</text:p>
          </table:table-cell>
          <table:table-cell office:value-type="float" office:value="20.05" calcext:value-type="float">
            <text:p>20.05</text:p>
          </table:table-cell>
          <table:table-cell table:formula="of:=[.F6]/(2.355*SQRT([.D6]))" office:value-type="float" office:value="0.108317720902189" calcext:value-type="float">
            <text:p>0.1083177209</text:p>
          </table:table-cell>
          <table:table-cell table:formula="of:=[.F6]/[.E6]" office:value-type="float" office:value="0.155716060888475" calcext:value-type="float">
            <text:p>0.1557160609</text:p>
          </table:table-cell>
          <table:table-cell table:formula="of:=[.F6]/[.E6]^2*[.G6]" office:value-type="float" office:value="0.000130994166071031" calcext:value-type="float">
            <text:p>0.0001309942</text:p>
          </table:table-cell>
          <table:table-cell table:style-name="ce5" table:formula="of:=[.$X$5]*[.E6]+[.$X$6]" office:value-type="float" office:value="201.164088319889" calcext:value-type="float">
            <text:p>201.16</text:p>
          </table:table-cell>
          <table:table-cell table:style-name="ce5" table:formula="of:=[.$X$5]*[.G6]+[.E6]*[.$Y$5]+[.$Y$6]" office:value-type="float" office:value="0.297851420670928" calcext:value-type="float">
            <text:p>0.30</text:p>
          </table:table-cell>
          <table:table-cell table:style-name="ce5" table:formula="of:=ABS([.C6]-[.J6])/[.C6]*100" office:value-type="float" office:value="9.12074224024359" calcext:value-type="float">
            <text:p>9.12</text:p>
          </table:table-cell>
          <table:table-cell table:style-name="ce5" table:formula="of:=ABS([.C6]-[.J6])/[.K6]" office:value-type="float" office:value="56.4512611086909" calcext:value-type="float">
            <text:p>56.45</text:p>
          </table:table-cell>
          <table:table-cell table:formula="of:=[.$X$5]*[.F6]+[.$X$6]" office:value-type="float" office:value="33.6865494198891" calcext:value-type="float">
            <text:p>33.6865494199</text:p>
          </table:table-cell>
          <table:table-cell table:style-name="ce6" table:formula="of:=[.$Y$5]*[.N6]+[.$Y$6]" office:value-type="float" office:value="0.0964988474290761" calcext:value-type="float">
            <text:p>0.096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5"/>
          <table:table-cell office:value-type="string" calcext:value-type="string">
            <text:p>b</text:p>
          </table:table-cell>
          <table:table-cell office:value-type="float" office:value="2.79771991988908" calcext:value-type="float">
            <text:p>2.7977199199</text:p>
          </table:table-cell>
          <table:table-cell office:value-type="float" office:value="0.0842820699487892" calcext:value-type="float">
            <text:p>0.08428206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office:value-type="float" office:value="2882" calcext:value-type="float">
            <text:p>2882</text:p>
          </table:table-cell>
          <table:table-cell office:value-type="float" office:value="289.24" calcext:value-type="float">
            <text:p>289.24</text:p>
          </table:table-cell>
          <table:table-cell office:value-type="float" office:value="26.45" calcext:value-type="float">
            <text:p>26.45</text:p>
          </table:table-cell>
          <table:table-cell table:formula="of:=[.F7]/(2.355*SQRT([.D7]))" office:value-type="float" office:value="0.2092125710692" calcext:value-type="float">
            <text:p>0.2092125711</text:p>
          </table:table-cell>
          <table:table-cell table:formula="of:=[.F7]/[.E7]" office:value-type="float" office:value="0.0914465495782049" calcext:value-type="float">
            <text:p>0.0914465496</text:p>
          </table:table-cell>
          <table:table-cell table:formula="of:=[.F7]/[.E7]^2*[.G7]" office:value-type="float" office:value="0.0000661449583483036" calcext:value-type="float">
            <text:p>0.000066145</text:p>
          </table:table-cell>
          <table:table-cell table:style-name="ce5" table:formula="of:=[.$X$5]*[.E7]+[.$X$6]" office:value-type="float" office:value="448.397971519889" calcext:value-type="float">
            <text:p>448.40</text:p>
          </table:table-cell>
          <table:table-cell table:style-name="ce5" table:formula="of:=[.$X$5]*[.G7]+[.E7]*[.$Y$5]+[.$Y$6]" office:value-type="float" office:value="0.511488758848615" calcext:value-type="float">
            <text:p>0.51</text:p>
          </table:table-cell>
          <table:table-cell table:style-name="ce5" table:formula="of:=ABS([.C7]-[.J7])/[.C7]*100" office:value-type="float" office:value="6.12415544438625" calcext:value-type="float">
            <text:p>6.12</text:p>
          </table:table-cell>
          <table:table-cell table:style-name="ce5" table:formula="of:=ABS([.C7]-[.J7])/[.K7]" office:value-type="float" office:value="57.1899733357945" calcext:value-type="float">
            <text:p>57.19</text:p>
          </table:table-cell>
          <table:table-cell table:formula="of:=[.$X$5]*[.F7]+[.$X$6]" office:value-type="float" office:value="43.5463254198891" calcext:value-type="float">
            <text:p>43.5463254199</text:p>
          </table:table-cell>
          <table:table-cell table:style-name="ce6" table:formula="of:=[.$Y$5]*[.N7]+[.$Y$6]" office:value-type="float" office:value="0.100074597735112" calcext:value-type="float">
            <text:p>0.100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office:value-type="float" office:value="953" calcext:value-type="float">
            <text:p>953</text:p>
          </table:table-cell>
          <table:table-cell office:value-type="float" office:value="433.34" calcext:value-type="float">
            <text:p>433.34</text:p>
          </table:table-cell>
          <table:table-cell office:value-type="float" office:value="7.43" calcext:value-type="float">
            <text:p>7.43</text:p>
          </table:table-cell>
          <table:table-cell table:formula="of:=[.F8]/(2.355*SQRT([.D8]))" office:value-type="float" office:value="0.102200130882178" calcext:value-type="float">
            <text:p>0.1022001309</text:p>
          </table:table-cell>
          <table:table-cell table:formula="of:=[.F8]/[.E8]" office:value-type="float" office:value="0.0171458900632298" calcext:value-type="float">
            <text:p>0.0171458901</text:p>
          </table:table-cell>
          <table:table-cell table:formula="of:=[.F8]/[.E8]^2*[.G8]" office:value-type="float" office:value="0.00000404373519304363" calcext:value-type="float">
            <text:p>4.04373519304363E-006</text:p>
          </table:table-cell>
          <table:table-cell table:style-name="ce5" table:formula="of:=[.$X$5]*[.E8]+[.$X$6]" office:value-type="float" office:value="670.396990519889" calcext:value-type="float">
            <text:p>670.40</text:p>
          </table:table-cell>
          <table:table-cell table:style-name="ce5" table:formula="of:=[.$X$5]*[.G8]+[.E8]*[.$Y$5]+[.$Y$6]" office:value-type="float" office:value="0.398885827231163" calcext:value-type="float">
            <text:p>0.40</text:p>
          </table:table-cell>
          <table:table-cell table:style-name="ce5" table:formula="of:=ABS([.C8]-[.J8])/[.C8]*100" office:value-type="float" office:value="30.3989835423703" calcext:value-type="float">
            <text:p>30.40</text:p>
          </table:table-cell>
          <table:table-cell table:style-name="ce5" table:formula="of:=ABS([.C8]-[.J8])/[.K8]" office:value-type="float" office:value="734.052176063968" calcext:value-type="float">
            <text:p>734.05</text:p>
          </table:table-cell>
          <table:table-cell table:formula="of:=[.$X$5]*[.F8]+[.$X$6]" office:value-type="float" office:value="14.2443036198891" calcext:value-type="float">
            <text:p>14.2443036199</text:p>
          </table:table-cell>
          <table:table-cell table:style-name="ce6" table:formula="of:=[.$Y$5]*[.N8]+[.$Y$6]" office:value-type="float" office:value="0.0894479147943609" calcext:value-type="float">
            <text:p>0.089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office:value-type="float" office:value="645" calcext:value-type="float">
            <text:p>645</text:p>
          </table:table-cell>
          <table:table-cell office:value-type="float" office:value="595.02" calcext:value-type="float">
            <text:p>595.02</text:p>
          </table:table-cell>
          <table:table-cell office:value-type="float" office:value="6.32" calcext:value-type="float">
            <text:p>6.32</text:p>
          </table:table-cell>
          <table:table-cell table:formula="of:=[.F9]/(2.355*SQRT([.D9]))" office:value-type="float" office:value="0.105668686616891" calcext:value-type="float">
            <text:p>0.1056686866</text:p>
          </table:table-cell>
          <table:table-cell table:formula="of:=[.F9]/[.E9]" office:value-type="float" office:value="0.0106214917145642" calcext:value-type="float">
            <text:p>0.0106214917</text:p>
          </table:table-cell>
          <table:table-cell table:formula="of:=[.F9]/[.E9]^2*[.G9]" office:value-type="float" office:value="0.00000188625437697924" calcext:value-type="float">
            <text:p>1.88625437697924E-006</text:p>
          </table:table-cell>
          <table:table-cell table:style-name="ce5" table:formula="of:=[.$X$5]*[.E9]+[.$X$6]" office:value-type="float" office:value="919.479581719889" calcext:value-type="float">
            <text:p>919.48</text:p>
          </table:table-cell>
          <table:table-cell table:style-name="ce5" table:formula="of:=[.$X$5]*[.G9]+[.E9]*[.$Y$5]+[.$Y$6]" office:value-type="float" office:value="0.462864382949147" calcext:value-type="float">
            <text:p>0.46</text:p>
          </table:table-cell>
          <table:table-cell table:style-name="ce5" table:formula="of:=ABS([.C9]-[.J9])/[.C9]*100" office:value-type="float" office:value="17.8008598498222" calcext:value-type="float">
            <text:p>17.80</text:p>
          </table:table-cell>
          <table:table-cell table:style-name="ce5" table:formula="of:=ABS([.C9]-[.J9])/[.K9]" office:value-type="float" office:value="430.19170542225" calcext:value-type="float">
            <text:p>430.19</text:p>
          </table:table-cell>
          <table:table-cell table:formula="of:=[.$X$5]*[.F9]+[.$X$6]" office:value-type="float" office:value="12.5342487198891" calcext:value-type="float">
            <text:p>12.5342487199</text:p>
          </table:table-cell>
          <table:table-cell table:style-name="ce6" table:formula="of:=[.$Y$5]*[.N9]+[.$Y$6]" office:value-type="float" office:value="0.0888277456006577" calcext:value-type="float">
            <text:p>0.089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ico desconhecido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505.21" calcext:value-type="float">
            <text:p>505.21</text:p>
          </table:table-cell>
          <table:table-cell office:value-type="float" office:value="24.84" calcext:value-type="float">
            <text:p>24.84</text:p>
          </table:table-cell>
          <table:table-cell table:formula="of:=[.F10]/(2.355*SQRT([.D10]))" office:value-type="float" office:value="0.191650979571429" calcext:value-type="float">
            <text:p>0.1916509796</text:p>
          </table:table-cell>
          <table:table-cell table:formula="of:=[.F10]/[.E10]" office:value-type="float" office:value="0.0491676728489143" calcext:value-type="float">
            <text:p>0.0491676728</text:p>
          </table:table-cell>
          <table:table-cell table:formula="of:=[.F10]/[.E10]^2*[.G10]" office:value-type="float" office:value="0.0000186517144647612" calcext:value-type="float">
            <text:p>1.86517144647612E-005</text:p>
          </table:table-cell>
          <table:table-cell table:style-name="ce5" table:formula="of:=[.$X$5]*[.E10]+[.$X$6]" office:value-type="float" office:value="781.119193819889" calcext:value-type="float">
            <text:p>781.12</text:p>
          </table:table-cell>
          <table:table-cell table:style-name="ce5" table:formula="of:=[.$X$5]*[.G10]+[.E10]*[.$Y$5]+[.$Y$6]" office:value-type="float" office:value="0.562757313146508" calcext:value-type="float">
            <text:p>0.56</text:p>
          </table:table-cell>
          <table:table-cell table:style-name="ce5" table:number-columns-repeated="2"/>
          <table:table-cell table:formula="of:=[.$X$5]*[.F10]+[.$X$6]" office:value-type="float" office:value="41.0659755198891" calcext:value-type="float">
            <text:p>41.0659755199</text:p>
          </table:table-cell>
          <table:table-cell table:style-name="ce6" table:formula="of:=[.$Y$5]*[.N10]+[.$Y$6]" office:value-type="float" office:value="0.0991750730487501" calcext:value-type="float">
            <text:p>0.099</text:p>
          </table:table-cell>
          <table:table-cell table:style-name="ce6" table:formula="of:=[.N10]/[.J10]" office:value-type="float" office:value="0.052573251105334" calcext:value-type="float">
            <text:p>0.053</text:p>
          </table:table-cell>
          <table:table-cell table:style-name="ce7" table:formula="of:=[.N10]*[.K10]/[.J10]^2+[.O10]/[.J10]" office:value-type="float" office:value="0.000164841749636809" calcext:value-type="float">
            <text:p>1.65E-04</text:p>
          </table:table-cell>
          <table:table-cell table:style-name="ce6" table:formula="of:=LN([.J10])" office:value-type="float" office:value="6.66072775512178" calcext:value-type="float">
            <text:p>6.661</text:p>
          </table:table-cell>
          <table:table-cell table:style-name="ce6" table:formula="of:=LN([.P10])" office:value-type="float" office:value="-2.94554782270493" calcext:value-type="float">
            <text:p>-2.946</text:p>
          </table:table-cell>
          <table:table-cell table:style-name="ce7" table:formula="of:=[.K10]/[.J10]" office:value-type="float" office:value="0.000720449987145329" calcext:value-type="float">
            <text:p>7.20E-04</text:p>
          </table:table-cell>
          <table:table-cell table:style-name="ce7" table:formula="of:=[.Q10]/[.P10]" office:value-type="float" office:value="0.00313546805972752" calcext:value-type="float">
            <text:p>3.14E-03</text:p>
          </table:table-cell>
          <table:table-cell table:style-name="ce5" office:value-type="string" calcext:value-type="string">
            <text:p>***</text:p>
          </table:table-cell>
          <table:table-cell table:number-columns-repeated="1002"/>
        </table:table-row>
        <table:table-row table:style-name="ro1" table:number-rows-repeated="2">
          <table:table-cell table:number-columns-repeated="9"/>
          <table:table-cell table:style-name="ce5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ce5" table:number-columns-repeated="4"/>
          <table:table-cell table:number-columns-repeated="7"/>
          <table:table-cell office:value-type="string" calcext:value-type="string">
            <text:p>*** - Pontos usados para <text:s/>fit da resolução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8"/>
          <table:table-cell table:style-name="ce5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(precisamos de converter tambem </text:p>
          </table:table-cell>
          <table:table-cell table:number-columns-repeated="8"/>
          <table:table-cell table:style-name="ce5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8"/>
          <table:table-cell table:style-name="ce5" table:number-columns-repeated="4"/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2928" calcext:value-type="float">
            <text:p>2928</text:p>
          </table:table-cell>
          <table:table-cell office:value-type="float" office:value="158.37" calcext:value-type="float">
            <text:p>158.37</text:p>
          </table:table-cell>
          <table:table-cell office:value-type="float" office:value="11.04" calcext:value-type="float">
            <text:p>11.04</text:p>
          </table:table-cell>
          <table:table-cell table:formula="of:=[.F17]/(2.355*SQRT([.D17]))" office:value-type="float" office:value="0.0866348495895805" calcext:value-type="float">
            <text:p>0.0866348496</text:p>
          </table:table-cell>
          <table:table-cell table:number-columns-repeated="2"/>
          <table:table-cell table:style-name="ce5" table:formula="of:=[.$X$5]*[.E17]+[.$X$6]" office:value-type="float" office:value="246.780958219889" calcext:value-type="float">
            <text:p>246.78</text:p>
          </table:table-cell>
          <table:table-cell table:style-name="ce5" table:formula="of:=[.$X$5]*[.G17]+[.E17]*[.$Y$5]+[.$Y$6]" office:value-type="float" office:value="0.275185380393328" calcext:value-type="float">
            <text:p>0.28</text:p>
          </table:table-cell>
          <table:table-cell table:style-name="ce5" table:formula="of:=ABS([.C17]-[.J17])/[.C17]*100" office:value-type="float" office:value="1.9756025702021" calcext:value-type="float">
            <text:p>1.98</text:p>
          </table:table-cell>
          <table:table-cell table:style-name="ce5" table:formula="of:=ABS([.C17]-[.J17])/[.K17]" office:value-type="float" office:value="17.3735908973636" calcext:value-type="float">
            <text:p>17.3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1969" calcext:value-type="float">
            <text:p>1969</text:p>
          </table:table-cell>
          <table:table-cell office:value-type="float" office:value="231.3" calcext:value-type="float">
            <text:p>231.3</text:p>
          </table:table-cell>
          <table:table-cell office:value-type="float" office:value="10.82" calcext:value-type="float">
            <text:p>10.82</text:p>
          </table:table-cell>
          <table:table-cell table:formula="of:=[.F18]/(2.355*SQRT([.D18]))" office:value-type="float" office:value="0.103541270872128" calcext:value-type="float">
            <text:p>0.1035412709</text:p>
          </table:table-cell>
          <table:table-cell table:number-columns-repeated="2"/>
          <table:table-cell table:style-name="ce5" table:formula="of:=[.$X$5]*[.E18]+[.$X$6]" office:value-type="float" office:value="359.136186919889" calcext:value-type="float">
            <text:p>359.14</text:p>
          </table:table-cell>
          <table:table-cell table:style-name="ce5" table:formula="of:=[.$X$5]*[.G18]+[.E18]*[.$Y$5]+[.$Y$6]" office:value-type="float" office:value="0.327680066913962" calcext:value-type="float">
            <text:p>0.33</text:p>
          </table:table-cell>
          <table:table-cell table:style-name="ce5" table:formula="of:=ABS([.C18]-[.J18])/[.C18]*100" office:value-type="float" office:value="2.02732582951393" calcext:value-type="float">
            <text:p>2.03</text:p>
          </table:table-cell>
          <table:table-cell table:style-name="ce5" table:formula="of:=ABS([.C18]-[.J18])/[.K18]" office:value-type="float" office:value="21.7779097370692" calcext:value-type="float">
            <text:p>21.7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609" calcext:value-type="float">
            <text:p>609</text:p>
          </table:table-cell>
          <table:table-cell office:value-type="float" office:value="2361" calcext:value-type="float">
            <text:p>2361</text:p>
          </table:table-cell>
          <table:table-cell office:value-type="float" office:value="393.51" calcext:value-type="float">
            <text:p>393.51</text:p>
          </table:table-cell>
          <table:table-cell office:value-type="float" office:value="26.77" calcext:value-type="float">
            <text:p>26.77</text:p>
          </table:table-cell>
          <table:table-cell table:formula="of:=[.F19]/(2.355*SQRT([.D19]))" office:value-type="float" office:value="0.233942682904971" calcext:value-type="float">
            <text:p>0.2339426829</text:p>
          </table:table-cell>
          <table:table-cell table:number-columns-repeated="2"/>
          <table:table-cell table:style-name="ce5" table:formula="of:=[.$X$5]*[.E19]+[.$X$6]" office:value-type="float" office:value="609.035290819889" calcext:value-type="float">
            <text:p>609.04</text:p>
          </table:table-cell>
          <table:table-cell table:style-name="ce5" table:formula="of:=[.$X$5]*[.G19]+[.E19]*[.$Y$5]+[.$Y$6]" office:value-type="float" office:value="0.587402321728174" calcext:value-type="float">
            <text:p>0.59</text:p>
          </table:table-cell>
          <table:table-cell table:style-name="ce5" table:formula="of:=ABS([.C19]-[.J19])/[.C19]*100" office:value-type="float" office:value="0.00579488011314316" calcext:value-type="float">
            <text:p>0.01</text:p>
          </table:table-cell>
          <table:table-cell table:style-name="ce5" table:formula="of:=ABS([.C19]-[.J19])/[.K19]" office:value-type="float" office:value="0.060079469528166" calcext:value-type="float">
            <text:p>0.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934" calcext:value-type="float">
            <text:p>934</text:p>
          </table:table-cell>
          <table:table-cell office:value-type="float" office:value="1270" calcext:value-type="float">
            <text:p>1270</text:p>
          </table:table-cell>
          <table:table-cell office:value-type="float" office:value="607.55" calcext:value-type="float">
            <text:p>607.55</text:p>
          </table:table-cell>
          <table:table-cell office:value-type="float" office:value="5.64" calcext:value-type="float">
            <text:p>5.64</text:p>
          </table:table-cell>
          <table:table-cell table:formula="of:=[.F20]/(2.355*SQRT([.D20]))" office:value-type="float" office:value="0.067202639652272" calcext:value-type="float">
            <text:p>0.0672026397</text:p>
          </table:table-cell>
          <table:table-cell table:number-columns-repeated="2"/>
          <table:table-cell table:style-name="ce5" table:formula="of:=[.$X$5]*[.E20]+[.$X$6]" office:value-type="float" office:value="938.783174419889" calcext:value-type="float">
            <text:p>938.78</text:p>
          </table:table-cell>
          <table:table-cell table:style-name="ce5" table:formula="of:=[.$X$5]*[.G20]+[.E20]*[.$Y$5]+[.$Y$6]" office:value-type="float" office:value="0.40814811046534" calcext:value-type="float">
            <text:p>0.41</text:p>
          </table:table-cell>
          <table:table-cell table:style-name="ce5" table:formula="of:=ABS([.C20]-[.J20])/[.C20]*100" office:value-type="float" office:value="0.512117175576975" calcext:value-type="float">
            <text:p>0.51</text:p>
          </table:table-cell>
          <table:table-cell table:style-name="ce5" table:formula="of:=ABS([.C20]-[.J20])/[.K20]" office:value-type="float" office:value="11.7192124555851" calcext:value-type="float">
            <text:p>11.7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1661" calcext:value-type="float">
            <text:p>1661</text:p>
          </table:table-cell>
          <table:table-cell office:value-type="float" office:value="724.26" calcext:value-type="float">
            <text:p>724.26</text:p>
          </table:table-cell>
          <table:table-cell office:value-type="float" office:value="8.78" calcext:value-type="float">
            <text:p>8.78</text:p>
          </table:table-cell>
          <table:table-cell table:formula="of:=[.F21]/(2.355*SQRT([.D21]))" office:value-type="float" office:value="0.0914784480732192" calcext:value-type="float">
            <text:p>0.0914784481</text:p>
          </table:table-cell>
          <table:table-cell table:number-columns-repeated="2"/>
          <table:table-cell table:style-name="ce5" table:formula="of:=[.$X$5]*[.E21]+[.$X$6]" office:value-type="float" office:value="1118.58543331989" calcext:value-type="float">
            <text:p>1118.59</text:p>
          </table:table-cell>
          <table:table-cell table:style-name="ce5" table:formula="of:=[.$X$5]*[.G21]+[.E21]*[.$Y$5]+[.$Y$6]" office:value-type="float" office:value="0.487873273420489" calcext:value-type="float">
            <text:p>0.49</text:p>
          </table:table-cell>
          <table:table-cell table:style-name="ce5" table:formula="of:=ABS([.C21]-[.J21])/[.C21]*100" office:value-type="float" office:value="0.126300596438479" calcext:value-type="float">
            <text:p>0.13</text:p>
          </table:table-cell>
          <table:table-cell table:style-name="ce5" table:formula="of:=ABS([.C21]-[.J21])/[.K21]" office:value-type="float" office:value="2.89945516013495" calcext:value-type="float">
            <text:p>2.9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1461" calcext:value-type="float">
            <text:p>1461</text:p>
          </table:table-cell>
          <table:table-cell office:value-type="float" office:value="5658" calcext:value-type="float">
            <text:p>5658</text:p>
          </table:table-cell>
          <table:table-cell office:value-type="float" office:value="949.48" calcext:value-type="float">
            <text:p>949.48</text:p>
          </table:table-cell>
          <table:table-cell office:value-type="float" office:value="40.84" calcext:value-type="float">
            <text:p>40.84</text:p>
          </table:table-cell>
          <table:table-cell table:formula="of:=[.F22]/(2.355*SQRT([.D22]))" office:value-type="float" office:value="0.230549057104705" calcext:value-type="float">
            <text:p>0.2305490571</text:p>
          </table:table-cell>
          <table:table-cell table:number-columns-repeated="2"/>
          <table:table-cell table:style-name="ce5" table:formula="of:=[.$X$5]*[.E22]+[.$X$6]" office:value-type="float" office:value="1465.55711311989" calcext:value-type="float">
            <text:p>1465.56</text:p>
          </table:table-cell>
          <table:table-cell table:style-name="ce5" table:formula="of:=[.$X$5]*[.G22]+[.E22]*[.$Y$5]+[.$Y$6]" office:value-type="float" office:value="0.783802438229842" calcext:value-type="float">
            <text:p>0.78</text:p>
          </table:table-cell>
          <table:table-cell table:style-name="ce5" table:formula="of:=ABS([.C22]-[.J22])/[.C22]*100" office:value-type="float" office:value="0.311917393558452" calcext:value-type="float">
            <text:p>0.31</text:p>
          </table:table-cell>
          <table:table-cell table:style-name="ce5" table:formula="of:=ABS([.C22]-[.J22])/[.K22]" office:value-type="float" office:value="5.81410939493998" calcext:value-type="float">
            <text:p>5.8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stas energias correspondem as teorica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s fotoes da rad. ambiente que vimos no diagrama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6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6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Miguel G</meta:initial-creator>
    <dc:creator>Goncalo Castro</dc:creator>
    <meta:creation-date>2015-10-12T12:14:13Z</meta:creation-date>
    <dc:date>2015-10-22T11:42:38.838601614</dc:date>
    <meta:editing-duration>PT2M14S</meta:editing-duration>
    <meta:editing-cycles>1</meta:editing-cycles>
    <meta:document-statistic meta:table-count="3" meta:cell-count="258" meta:object-count="0"/>
  </office:meta>
</office:document-meta>
</file>